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uperContients Timeline</text:p>
          </table:table-cell>
          <table:table-cell/>
          <table:table-cell office:value-type="string">
            <text:p>The Break up of Gondwan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plits up Gondwana -Laurasisa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India is seperated from antartica.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firca seperated from South america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ew zealand separated.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lobal exstintction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India collides with Asia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ustralia Compleatly separates with Antarctica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8/02/2015</text:date>, <text:time>14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Keel</meta:initial-creator>
    <meta:creation-date>2015-02-08T13:40:48.79</meta:creation-date>
    <dc:date>2015-02-08T14:15:05.55</dc:date>
    <dc:creator>Dan Keel</dc:creator>
    <meta:editing-duration>PT3M44S</meta:editing-duration>
    <meta:editing-cycles>1</meta:editing-cycles>
    <meta:document-statistic meta:table-count="3" meta:cell-count="16" meta:object-count="0"/>
    <meta:generator>OpenOffice/4.1.1$Win32 OpenOffice.org_project/411m6$Build-9775</meta:generator>
  </office:meta>
</office:document-meta>
</file>